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7.93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draw:auto-grow-height="true" fo:min-height="13.859cm"/>
    </style:style>
    <style:style style:name="pr5" style:family="presentation" style:parent-style-name="Padrão-outline1">
      <style:graphic-properties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35cm" svg:x="1.4cm" svg:y="0.837cm" presentation:class="subtitle">
          <draw:text-box>
            <text:p>DAS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">
        <draw:frame presentation:style-name="pr3" draw:layer="layout" svg:width="25.199cm" svg:height="3.506cm" svg:x="1.4cm" svg:y="0.837cm" presentation:class="title">
          <draw:text-box>
            <text:p>Execução de comandos</text:p>
          </draw:text-box>
        </draw:frame>
        <draw:frame presentation:style-name="pr4" draw:text-style-name="P1" draw:layer="layout" svg:width="12.296cm" svg:height="13.859cm" svg:x="1.4cm" svg:y="4.914cm" presentation:class="outline">
          <draw:text-box>
            <text:list text:style-name="L3">
              <text:list-item>
                <text:p text:style-name="P1"><text:span text:style-name="T1">exit</text:span></text:p>
              </text:list-item>
              <text:list-item>
                <text:p text:style-name="P1"><text:span text:style-name="T1">bye</text:span></text:p>
              </text:list-item>
              <text:list-item>
                <text:p text:style-name="P1"><text:span text:style-name="T1">cd</text:span></text:p>
              </text:list-item>
              <text:list-item>
                <text:p text:style-name="P1"><text:span text:style-name="T1">jobs</text:span></text:p>
              </text:list-item>
              <text:list-item>
                <text:p text:style-name="P1"><text:span text:style-name="T1">fg</text:span></text:p>
              </text:list-item>
              <text:list-item>
                <text:p text:style-name="P1"><text:span text:style-name="T1">bg</text:span></text:p>
              </text:list-item>
              <text:list-item>
                <text:p text:style-name="P1"><text:span text:style-name="T1">help</text:span></text:p>
                <text:p text:style-name="P1"><text:span text:style-name="T1"/></text:p>
              </text:list-item>
            </text:list>
          </draw:text-box>
        </draw:frame>
        <draw:frame presentation:style-name="pr5" draw:text-style-name="P1" draw:layer="layout" svg:width="12.296cm" svg:height="13.859cm" svg:x="14.311cm" svg:y="4.914cm" presentation:class="outline" presentation:user-transformed="true">
          <draw:text-box>
            <text:list text:style-name="L3">
              <text:list-header>
                <text:p text:style-name="P2">Comandos externos<text:line-break/><text:line-break/>execvp(...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>Built-i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ecutam diretamente do shell</text:p>
              </text:list-item>
              <text:list-item>
                <text:p>Não criam novos processos</text:p>
              </text:list-item>
              <text:list-item>
                <text:p>Controlam o fluxo de execução do shell (podem parar sua execuçã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Comandos extern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sca na variável PATH (execvp)</text:p>
              </text:list-item>
              <text:list-item>
                <text:p>Podem ser executados em primeiro plano ou segundo plano</text:p>
              </text:list-item>
              <text:list-item>
                <text:p>Podem ser usados em pipelines</text:p>
              </text:list-item>
              <text:list-item>
                <text:p>Podem ser suspen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Redirecionament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obreescrever o descritor de arquivo do processo filho para fazê-lo ler ou escrever em determinado descritor</text:p>
              </text:list-item>
              <text:list-item>
                <text:p>execvp herda os descritores de arquivo do processo que a executou</text:p>
              </text:list-item>
              <text:list-item>
                <text:p>Substitui os descritores de arquivo antes de chamar execvp</text:p>
              </text:list-item>
              <text:list-item>
                <text:p>Abrir arquivos se necessário (&gt; arquivo, &gt;&gt; arquivo, flags pra função fop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Redirecionament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rdem dos redirecionamentos importa</text:p>
              </text:list-item>
              <text:list-item>
                <text:p>Executar redirecionamentos de pipes antes de redirecionamentos dos comandos</text:p>
              </text:list-item>
              <text:list-item>
                <text:p>Podem aparecer em qualquer lugar na linha de comando:<text:line-break/><text:line-break/>ls 2&gt;&amp;1 -l -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Redirecionament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[n]&gt;arquivo: redirecionamento de saída para arquivo</text:p>
              </text:list-item>
              <text:list-item>
                <text:p>[n]&gt;&gt;arquivo: redirecionamento de saída para arquivo (append)</text:p>
              </text:list-item>
              <text:list-item>
                <text:p>[n]&lt;arquivo: redirecionamento de entrada para descritor de arquivo</text:p>
              </text:list-item>
              <text:list-item>
                <text:p>[n]&gt;&amp;[m]: redirecionamento de descritor de arquivo para descritor de arquivo (útil só pra 2&gt;&amp;1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Pipes</text:p>
          </draw:text-box>
        </draw:frame>
        <draw:frame presentation:style-name="pr5" draw:layer="layout" svg:width="25.199cm" svg:height="14.068cm" svg:x="1.4cm" svg:y="4.914cm" presentation:class="outline" presentation:user-transformed="true">
          <draw:text-box>
            <text:list text:style-name="L3">
              <text:list-item>
                <text:p>Caso especial de redirecionamento:<text:line-break/><text:line-break/>A | B | C | D</text:p>
              </text:list-item>
              <text:list-item>
                <text:p>Redireciona stdout de A para stdin de B, stdout de B para stdin de C, stdout de C para stdin de D</text:p>
              </text:list-item>
              <text:list-item>
                <text:p>Redirecionamento feito antes de redirecionamentos individuais dos processos</text:p>
              </text:list-item>
              <text:list-item>
                <text:p>Importante fechar todas as cópias para os descritores de arquivo dos pipes cri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Pipe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Para cada processo no pipeline:</text:span><text:span text:style-name="T2"><text:line-break/></text:span><text:span text:style-name="T2"><text:tab/></text:span><text:span text:style-name="T2">se tem processo depois:</text:span><text:span text:style-name="T2"><text:line-break/></text:span><text:span text:style-name="T2"><text:tab/></text:span><text:span text:style-name="T2"><text:tab/></text:span><text:span text:style-name="T2">cria pipe</text:span><text:span text:style-name="T2"><text:line-break/></text:span><text:span text:style-name="T2"><text:tab/></text:span><text:span text:style-name="T2">fork</text:span><text:span text:style-name="T2"><text:line-break/></text:span><text:span text:style-name="T2"><text:tab/></text:span><text:span text:style-name="T2"><text:tab/></text:span><text:span text:style-name="T2">filho:</text:span><text:span text:style-name="T2"><text:line-break/></text:span><text:span text:style-name="T2"><text:tab/></text:span><text:span text:style-name="T2"><text:tab/></text:span><text:span text:style-name="T2"><text:tab/></text:span><text:span text:style-name="T2">se tem processo depois: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redireciona stdout para entrada do pipe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fecha pontas do pipe não utilizadas e cópias</text:span><text:span text:style-name="T2"><text:line-break/></text:span><text:span text:style-name="T2"><text:tab/></text:span><text:span text:style-name="T2"><text:tab/></text:span><text:span text:style-name="T2"><text:tab/></text:span><text:span text:style-name="T2">se tem processo antes: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redireciona stdin para saída do pipe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fecha pontas do pipe não utilizadas e cópias</text:span><text:span text:style-name="T2"><text:line-break/></text:span><text:span text:style-name="T2"><text:tab/></text:span><text:span text:style-name="T2"><text:tab/></text:span><text:span text:style-name="T2"><text:tab/></text:span><text:span text:style-name="T2">executa redirecionamentos</text:span><text:span text:style-name="T2"><text:line-break/></text:span><text:span text:style-name="T2"><text:tab/></text:span><text:span text:style-name="T2"><text:tab/></text:span><text:span text:style-name="T2">pai:</text:span><text:span text:style-name="T2"><text:line-break/></text:span><text:span text:style-name="T2"><text:tab/></text:span><text:span text:style-name="T2"><text:tab/></text:span><text:span text:style-name="T2"><text:tab/></text:span><text:span text:style-name="T2">se tem processo antes: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fecha cópias dos descritores de arquivo do pipe</text:span><text:span text:style-name="T2"><text:line-break/></text:span><text:span text:style-name="T2"><text:tab/></text:span><text:span text:style-name="T2">se tem processo depois:</text:span><text:span text:style-name="T2"><text:line-break/></text:span><text:span text:style-name="T2"><text:tab/></text:span><text:span text:style-name="T2"><text:tab/></text:span><text:span text:style-name="T2">fecha cópias dos descritores de arquivo do pi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Job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istar jobs existentes com 'jobs'</text:p>
              </text:list-item>
              <text:list-item>
                <text:p>Inicia job em background com '&amp;' no fim da linha</text:p>
              </text:list-item>
              <text:list-item>
                <text:p>Suspende processo pressionando CTRL-Z (sinal SIGTSTP pego pelo shell)</text:p>
              </text:list-item>
              <text:list-item>
                <text:p>Coloca job em segundo plano com 'bg'</text:p>
              </text:list-item>
              <text:list-item>
                <text:p>Coloca job em primeiro plano com 'fg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elipe </meta:initial-creator>
    <meta:creation-date>2011-12-05T20:00:24</meta:creation-date>
    <meta:editing-duration>PT21M47S</meta:editing-duration>
    <meta:editing-cycles>8</meta:editing-cycles>
    <dc:date>2011-12-05T20:48:02</dc:date>
    <dc:creator>Felipe </dc:creator>
    <meta:generator>BrOffice.org/3.3$Unix OpenOffice.org_project/330m20$Build-9567</meta:generator>
    <meta:document-statistic meta:object-count="61"/>
  </office:meta>
</office:document-meta>
</file>